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ef413d"/>
    </style:style>
    <style:style style:name="ce1" style:family="table-cell" style:parent-style-name="Default">
      <style:text-properties fo:color="#ed1c24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https://wiki.freepbx.org/pages/viewpage.action?pageId=416159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. <text:s/>Set a static IP address for your Obi 110 device:</text:p>
          </table:table-cell>
        </table:table-row>
        <table:table-row table:style-name="ro1">
          <table:table-cell office:value-type="string" calcext:value-type="string">
            <text:p>System Management:</text:p>
          </table:table-cell>
        </table:table-row>
        <table:table-row table:style-name="ro1">
          <table:table-cell office:value-type="string" calcext:value-type="string">
            <text:p><text:s text:c="3"/>Network Settings:</text:p>
          </table:table-cell>
        </table:table-row>
        <table:table-row table:style-name="ro1">
          <table:table-cell office:value-type="string" calcext:value-type="string">
            <text:p><text:s text:c="6"/>Internet Settings:</text:p>
          </table:table-cell>
        </table:table-row>
        <table:table-row table:style-name="ro1">
          <table:table-cell office:value-type="string" calcext:value-type="string">
            <text:p><text:s text:c="9"/>Addressing Type: <text:s/>Static</text:p>
          </table:table-cell>
        </table:table-row>
        <table:table-row table:style-name="ro1">
          <table:table-cell office:value-type="string" calcext:value-type="string">
            <text:p><text:s text:c="9"/>IPAddress: <text:s/>Pick an IP Address for your device</text:p>
          </table:table-cell>
        </table:table-row>
        <table:table-row table:style-name="ro1">
          <table:table-cell office:value-type="string" calcext:value-type="string">
            <text:p><text:s text:c="9"/>SubnetMask: 255.255.255.0</text:p>
          </table:table-cell>
        </table:table-row>
        <table:table-row table:style-name="ro1">
          <table:table-cell office:value-type="string" calcext:value-type="string">
            <text:p><text:s text:c="9"/>DefaultGateway: <text:s/>192.168.1.1</text:p>
          </table:table-cell>
        </table:table-row>
        <table:table-row table:style-name="ro1">
          <table:table-cell office:value-type="string" calcext:value-type="string">
            <text:p><text:s text:c="9"/>DNSServer1: 8.8.8.8</text:p>
          </table:table-cell>
        </table:table-row>
        <table:table-row table:style-name="ro1">
          <table:table-cell office:value-type="string" calcext:value-type="string">
            <text:p><text:s text:c="9"/>DNSServer2: 8.8.4.4</text:p>
          </table:table-cell>
        </table:table-row>
        <table:table-row table:style-name="ro2">
          <table:table-cell table:style-name="ce2" office:value-type="string" calcext:value-type="string">
            <text:p>Note: <text:s/>Setting up a static IP address is not required for this to work. <text:s/></text:p>
          </table:table-cell>
        </table:table-row>
        <table:table-row table:style-name="ro2">
          <table:table-cell table:style-name="ce2" office:value-type="string" calcext:value-type="string">
            <text:p>However, giving your Obi 110 device a static IP address makes</text:p>
          </table:table-cell>
        </table:table-row>
        <table:table-row table:style-name="ro2">
          <table:table-cell table:style-name="ce2" office:value-type="string" calcext:value-type="string">
            <text:p><text:s/>it easier to find in the future and to make configuration changes.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2. <text:s/>Set-up the Obi 110 as an FXO Port (i.e., to allow you to connect a phone line to the LINE port and then make and receive calls on it using your PBX)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cess your OBI Device's web-interface and then locate and change the following settings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ITSP Profile B</text:p>
          </table:table-cell>
          <table:table-cell/>
          <table:table-cell table:style-name="ce4" office:value-type="string" calcext:value-type="string">
            <text:p>ITSP Profile A =&gt; SIP</text:p>
          </table:table-cell>
          <table:table-cell table:style-name="ce4"/>
        </table:table-row>
        <table:table-row table:style-name="ro1">
          <table:table-cell office:value-type="string" calcext:value-type="string">
            <text:p><text:s text:c="6"/>S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S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            Proxy Server:  <text:span text:style-name="T1">YOURPBXIPADDRESS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12"/>X_SpoofCallerID: <text:s/>Check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e: <text:s/>It is not clear to me that the X_SpoofCallerID setting is necessary, but the phone I currently use does not have Caller ID so I can’t test it.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X_UseRefer: Check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            X_AccessList:  <text:span text:style-name="T1">YOURPBXIPADDRESS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oice Servi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SP2 Service</text:p>
          </table:table-cell>
          <table:table-cell/>
          <table:table-cell table:style-name="ce4" office:value-type="string" calcext:value-type="string">
            <text:p>SP1 Service</text:p>
          </table:table-cell>
          <table:table-cell/>
        </table:table-row>
        <table:table-row table:style-name="ro1">
          <table:table-cell office:value-type="string" calcext:value-type="string">
            <text:p><text:s text:c="6"/>SP2 Serv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X-ServProvProfile: <text:s/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X_InboundCallRoute: <text:s/>LI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 text:c="6"/>SIP Credentials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AuthUserName: OBITRUNK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         AuthPassword:  <text:span text:style-name="T1">FXOPASSWORD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e: <text:s/>the AuthUserName should NOT be your phone number. <text:s/>It must match with the trunk name used when you set-up the trunk in FreePBX (in the next step)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hysical Interfa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Line 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Line 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         InboundCallRoute:  <text:span text:style-name="T1">ph,SP2(2125551212)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e: <text:s/>Change 2125551212 to the phone number of the line that will be attached to your LINE por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         RingDelay:  <text:span text:style-name="T1">3500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e: <text:s/>This is how long the Obi 110 will allow the phone to ring before giving up on waiting for Caller ID. <text:s/>If the Obi 110 gets a Caller ID signal during this period, it immediately puts the call through. <text:s/>If you do not have Caller ID, you may wish to set this to 0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DialDelay: <text:s/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e: <text:s/>My POTS line can sometimes take longer to pull a dial tone because I have an alarm on it. <text:s/>You may not need to change this figure from the defaul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DialDigitOnTime: <text:s/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DialDigitOffTime: <text:s/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e: <text:s/>You don’t need to change the above two settings either, but your calls will go out faster if you do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s text:c="6"/>PSTN Disconnect Detection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SilenceTimeThreshold: <text:s/>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e: <text:s/>The above increases the amount of time that the Obi will wait to disconnect a call if it hears silence. <text:s/>600 equals ten minutes. <text:s/>You may not want to change the defaul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6"/>Port Settings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ACImpedance: 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e: <text:s/>You may need to change this to eliminate echo problems. <text:s/>Good luck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ChannelTXGain: <text:s/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9"/>ChannelRXGain: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e: <text:s/>You don’t need to change the above, but if you experience echo, you might want to reduce one or both of them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RI</text:p>
          </table:table-cell>
          <table:table-cell office:value-type="string" calcext:value-type="string">
            <text:p>OBITRUNK1@YOURPBXIPADDRESS</text:p>
          </table:table-cell>
          <table:table-cell table:number-columns-repeated="2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 office:value-type="string" calcext:value-type="string">
            <text:p>3. <text:s/>Set-up a Trunk in FreePBX: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w, you need to tell FreePBX how to make and receive calls from the Obi 110’s connected line. <text:s/>You start by creating a SIP trunk: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runk Name: <text:s/>Obitrunk1</text:p>
          </table:table-cell>
        </table:table-row>
        <table:table-row table:style-name="ro1">
          <table:table-cell office:value-type="string" calcext:value-type="string">
            <text:p>Outbound Caller ID: <text:s/>2125551212</text:p>
          </table:table-cell>
        </table:table-row>
        <table:table-row table:style-name="ro1">
          <table:table-cell office:value-type="string" calcext:value-type="string">
            <text:p>Note: <text:s/>Change 2125551212 to whatever your outbound Caller ID actually is. <text:s text:c="2"/>This setting doesn’t actually change your Caller ID, but it may be used in FreePBX’s Call Detail Records.</text:p>
          </table:table-cell>
        </table:table-row>
        <table:table-row table:style-name="ro1">
          <table:table-cell office:value-type="string" calcext:value-type="string">
            <text:p>Maximum Channels: <text:s/>Blan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aled Number Manipulation Rules: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8882472425+411|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te: <text:s/>The Dialed Number Manipulation Rule above isn’t necessary, but I use it to prevent users from dialing 411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runk Name: <text:s/>OBITRUNK1</text:p>
          </table:table-cell>
        </table:table-row>
        <table:table-row table:style-name="ro1">
          <table:table-cell office:value-type="string" calcext:value-type="string">
            <text:p>Note: <text:s/>The Trunk Name above (the second one in FreePBX) must match the AuthUserName that you entered when you set-up the FXO Port in the Obi 110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er Details: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sername=OBITRUNK1</text:p>
          </table:table-cell>
        </table:table-row>
        <table:table-row table:style-name="ro1">
          <table:table-cell office:value-type="string" calcext:value-type="string">
            <text:p>secret=FXOPASSWORD</text:p>
          </table:table-cell>
        </table:table-row>
        <table:table-row table:style-name="ro1">
          <table:table-cell office:value-type="string" calcext:value-type="string">
            <text:p>host=dynamic</text:p>
          </table:table-cell>
        </table:table-row>
        <table:table-row table:style-name="ro1">
          <table:table-cell office:value-type="string" calcext:value-type="string">
            <text:p>type=friend</text:p>
          </table:table-cell>
        </table:table-row>
        <table:table-row table:style-name="ro1">
          <table:table-cell office:value-type="string" calcext:value-type="string">
            <text:p>context=from-trunk</text:p>
          </table:table-cell>
        </table:table-row>
        <table:table-row table:style-name="ro1">
          <table:table-cell office:value-type="string" calcext:value-type="string">
            <text:p>qualify=yes</text:p>
          </table:table-cell>
        </table:table-row>
        <table:table-row table:style-name="ro1">
          <table:table-cell office:value-type="string" calcext:value-type="string">
            <text:p>dtmfmode=rfc2833</text:p>
          </table:table-cell>
        </table:table-row>
        <table:table-row table:style-name="ro1">
          <table:table-cell office:value-type="string" calcext:value-type="string">
            <text:p>canreinvite=no</text:p>
          </table:table-cell>
        </table:table-row>
        <table:table-row table:style-name="ro1">
          <table:table-cell office:value-type="string" calcext:value-type="string">
            <text:p>disallow=all</text:p>
          </table:table-cell>
        </table:table-row>
        <table:table-row table:style-name="ro1">
          <table:table-cell office:value-type="string" calcext:value-type="string">
            <text:p>allow=ulaw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tes: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“username” above must match the Trunk Name and the AuthUserName you entered when you set-up the FXO Port in the Obi 110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secret you enter above must match the AuthPassword you entered when you set-up the FXO Port in the Obi 110. <text:s/>It does not need to be “FXOPASSWORD”. <text:s/>You can select any password you like</text:p>
          </table:table-cell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4. <text:s/>Set-up an inbound route in FreePBX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Inbound Route in FreePBX tells FreePBX how to route calls that ring in to the Obi 110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escription: <text:s/>Obi11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D Number: <text:s/>21255512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TE: <text:s/>This must match the number you put in the Obi 110 FXO setup (above) inside the parenthesis in the InboundCallRoute after you entered SP2(. <text:s/>Normally, it should be the phone number of the line attached to the LINE port of the Obi 110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ID name prefix: <text:s/>POTS-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TE: <text:s/>You can put whatever you want in the above field. <text:s/>I like to have POTS- to indicate that this call came in on POTS (Plain Old Telephone Service) lin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t Destination: <text:s/>Ring Group/Extension of Your Choice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THERE IS NO Step 5</text:p>
          </table:table-cell>
        </table:table-row>
        <table:table-row table:style-name="ro1">
          <table:table-cell office:value-type="string" calcext:value-type="string">
            <text:p>6. <text:s/>Set-up an Outbound Route in FreePBX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ute Name: <text:s/>81DialsPOT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al Patterns: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1|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1|1NXXNXXXXXX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1|NXXNXXXXXX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1|NXXXXXX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81|X1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runk Sequence: <text:s/>OBITRUNK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te: <text:s/>You can obviously set-up any outbound route you want. <text:s/>This route allows you to force calls to the Obi device by dialing 81. <text:s/>The very first line will allow you to get a dial-tone if you dial 81 by itself. <text:s/>If you don’t want that ability, delete line that reads: 81|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f you want to make the dialing code something else, just change 81 wherever it appears to whatever you want it to be (i.e., 081)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ute Name: <text:s/>EMERGENC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ial Patterns: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runk Sequence: <text:s/>OBITRUNK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te: <text:s/>This route forces emergeny calls, i.e. 911 calls, to go out over the Obi 110. </text:p>
          </table:table-cell>
        </table:table-row>
        <table:table-row table:style-name="ro1">
          <table:table-cell office:value-type="string" calcext:value-type="string">
            <text:p>kyber likes th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 style:data-style-name="N2" text:time-value="19:13:36.541562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4:19:35.469247902</meta:creation-date>
    <dc:date>2020-07-09T21:13:15.126780326</dc:date>
    <meta:editing-duration>PT1H14M33S</meta:editing-duration>
    <meta:editing-cycles>3</meta:editing-cycles>
    <meta:generator>LibreOffice/6.0.7.3$Linux_X86_64 LibreOffice_project/00m0$Build-3</meta:generator>
    <meta:document-statistic meta:table-count="5" meta:cell-count="112" meta:object-count="0"/>
  </office:meta>
</office:document-meta>
</file>